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Courier New" svg:font-family="'Courier New'"/>
    <style:font-face style:name="Helvetica Neue" svg:font-family="'Helvetica Neue', Helvetica, Verdana, Arial, sans-serif"/>
    <style:font-face style:name="SF Pro Display" svg:font-family="'SF Pro Display', Roboto, Noto, Arial, 'PingFang SC', 'Hiragino Sans GB', 'Microsoft Ya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582cm" fo:text-align="justify" style:justify-single-word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.635cm" loext:contextual-spacing="false" style:line-height-at-least="0.582cm" fo:text-indent="0cm" style:auto-text-indent="false" fo:padding="0cm" fo:border="none"/>
    </style:style>
    <style:style style:name="P3" style:family="paragraph" style:parent-style-name="Heading_20_3">
      <style:text-properties fo:color="#4f4f4f" loext:padding="0cm" loext:border="none"/>
    </style:style>
    <style:style style:name="P4" style:family="paragraph" style:parent-style-name="Heading_20_3">
      <style:paragraph-properties fo:margin-left="0cm" fo:margin-right="0cm" fo:margin-top="0.212cm" fo:margin-bottom="0.423cm" loext:contextual-spacing="false" style:line-height-at-least="0.794cm" fo:text-indent="0cm" style:auto-text-indent="false" fo:padding="0cm" fo:border="none"/>
      <style:text-properties fo:color="#4f4f4f" loext:padding="0cm" loext:border="none"/>
    </style:style>
    <style:style style:name="T1" style:family="text">
      <style:text-properties fo:color="#000000" style:font-name="Consolas" fo:font-size="10.5pt" fo:background-color="#f6f8fa" loext:char-shading-value="0" loext:padding="0cm" loext:border="none"/>
    </style:style>
    <style:style style:name="T2" style:family="text">
      <style:text-properties fo:color="#000000" style:font-name="Consolas" fo:font-size="10.5pt" loext:padding="0cm" loext:border="none"/>
    </style:style>
    <style:style style:name="T3" style:family="text">
      <style:text-properties style:font-name="apple-system" fo:font-size="16.5pt" fo:font-weight="bold"/>
    </style:style>
    <style:style style:name="T4" style:family="text">
      <style:text-properties style:font-name-asian="apple-system" style:font-size-asian="16.5pt" style:font-weight-asian="bold"/>
    </style:style>
    <style:style style:name="T5" style:family="text">
      <style:text-properties fo:color="#009900" style:font-name="Consolas" fo:font-size="10.5pt" fo:background-color="#f6f8fa" loext:char-shading-value="0" loext:padding="0cm" loext:border="none"/>
    </style:style>
    <style:style style:name="T6" style:family="text">
      <style:text-properties fo:color="#4f4f4f" style:font-name-asian="apple-system" style:font-size-asian="12pt" style:font-weight-asian="normal" loext:padding="0cm" loext:border="none"/>
    </style:style>
    <style:style style:name="T7" style:family="text">
      <style:text-properties fo:color="#4f4f4f" style:font-name="apple-system" fo:font-size="12pt" fo:font-weight="normal" loext:padding="0cm" loext:border="none"/>
    </style:style>
    <style:style style:name="T8" style:family="text">
      <style:text-properties fo:color="#c7254e" style:font-name="Consolas" fo:font-size="10.5pt" fo:font-weight="normal" fo:background-color="#f9f2f4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bookmark text:name="1-下载-navicat110mysqlentargz-文件"/><text:span text:style-name="T3">1. </text:span><text:span text:style-name="T4">下载 </text:span><text:span text:style-name="T3">navicat110_mysql_en.tar.gz </text:span><text:span text:style-name="T4">文件</text:span></text:h>
      <text:section text:style-name="Sect1" text:name="article_content">
        <text:p text:style-name="P2"><text:span text:style-name="Source_20_Text"><text:span text:style-name="T1">http://www</text:span></text:span><text:span text:style-name="Source_20_Text"><text:span text:style-name="T5">.formysql.com</text:span></text:span><text:span text:style-name="Source_20_Text"><text:span text:style-name="T1">/xiazai</text:span></text:span><text:span text:style-name="Source_20_Text"><text:span text:style-name="T5">.html</text:span></text:span><text:span text:style-name="T2">1</text:span></text:p>
        <text:h text:style-name="P4" text:outline-level="3"><text:bookmark text:name="2-下载后解压tar文件"/><text:bookmark text:name="t1"/><text:span text:style-name="T3">2. </text:span><text:span text:style-name="T4">下载后解压</text:span><text:span text:style-name="T3">tar</text:span><text:span text:style-name="T4">文件</text:span></text:h>
        <text:p text:style-name="P2"><text:span text:style-name="Source_20_Text"><text:span text:style-name="T1">tar -zxvf <text:s/>/home/rain/download/navicat8_mysql_en</text:span></text:span><text:span text:style-name="Source_20_Text"><text:span text:style-name="T5">.tar.gz</text:span></text:span><text:span text:style-name="Source_20_Text"><text:span text:style-name="T1"> <text:s/></text:span></text:span><text:span text:style-name="T2">1</text:span></text:p>
        <text:h text:style-name="P4" text:outline-level="3"><text:bookmark text:name="3-解压后-进入解压后的目录运行命令"/><text:bookmark text:name="t2"/><text:span text:style-name="T3">3. </text:span><text:span text:style-name="T4">解压后 进入解压后的目录运行命令：</text:span></text:h>
        <text:p text:style-name="P2"><text:span text:style-name="Source_20_Text"><text:span text:style-name="T1">./start_navicat <text:s text:c="3"/></text:span></text:span><text:span text:style-name="T2">1</text:span></text:p>
        <text:h text:style-name="P4" text:outline-level="3"><text:bookmark text:name="4安装完成但是发现中文界面乱码"/><text:bookmark text:name="t3"/><text:span text:style-name="T3">4.</text:span><text:span text:style-name="T4">安装完成但是发现中文界面乱码</text:span></text:h>
        <text:p text:style-name="P1"><text:span text:style-name="T6">打开</text:span><text:span text:style-name="T7">start_navicat</text:span><text:span text:style-name="T6">文件，会看到</text:span><text:span text:style-name="Source_20_Text"><text:span text:style-name="T8">export LANG="en_US.UTF-8"</text:span></text:span><text:span text:style-name="T7"> </text:span><text:span text:style-name="T6">将这句话改为 </text:span><text:span text:style-name="Source_20_Text"><text:span text:style-name="T8">export LANG="zh_CN.UTF-8"</text:span></text:span><text:span text:style-name="T7"> </text:span><text:span text:style-name="T6">就</text:span><text:span text:style-name="T7">OK</text:span><text:span text:style-name="T6">了。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Courier New" svg:font-family="'Courier New'"/>
    <style:font-face style:name="Helvetica Neue" svg:font-family="'Helvetica Neue', Helvetica, Verdana, Arial, sans-serif"/>
    <style:font-face style:name="SF Pro Display" svg:font-family="'SF Pro Display', Roboto, Noto, Arial, 'PingFang SC', 'Hiragino Sans GB', 'Microsoft Ya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36:03.900105342</meta:creation-date>
    <dc:date>2018-04-29T19:36:41.728830740</dc:date>
    <meta:editing-duration>PT38S</meta:editing-duration>
    <meta:editing-cycles>1</meta:editing-cycles>
    <meta:document-statistic meta:table-count="0" meta:image-count="0" meta:object-count="0" meta:page-count="1" meta:paragraph-count="8" meta:word-count="77" meta:character-count="283" meta:non-whitespace-character-count="263"/>
    <meta:generator>LibreOffice/5.1.6.2$Linux_X86_64 LibreOffice_project/10m0$Build-2</meta:generator>
  </office:meta>
</office:document-meta>
</file>